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2e1b7a" officeooo:paragraph-rsid="002e1b7a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font-name-asian="Arial3" style:font-size-asian="12pt" style:font-name-complex="Arial3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2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font-name="Arial2" fo:font-size="12pt" style:text-underline-style="solid" style:text-underline-width="auto" style:text-underline-color="font-color" fo:font-weight="bold" officeooo:paragraph-rsid="00271c11" style:font-name-asian="Arial3" style:font-size-asian="12pt" style:font-weight-asian="bold" style:font-name-complex="Arial3" style:font-size-complex="12pt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4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officeooo:paragraph-rsid="001900a4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058c9" style:font-name-asian="Arial3" style:font-size-asian="12pt" style:font-style-asian="normal" style:font-weight-asian="normal" style:font-name-complex="Arial3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a51ab" style:font-size-asian="12pt" style:font-style-asian="normal" style:font-weight-asian="normal" style:font-size-complex="12pt" style:text-emphasize="none"/>
    </style:style>
    <style:style style:name="P18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9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2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style:font-name="Arial2" fo:font-size="12pt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54b51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afdba" style:font-size-asian="12pt" style:font-size-complex="12pt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a51ab" style:font-style-asian="normal" style:font-weight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b957e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0fddc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style:font-size-asian="12pt" style:font-style-asian="normal" style:font-weight-asian="normal" style:font-size-complex="12pt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2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2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9ad95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a51ab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f873d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b957e" style:font-style-asian="normal" style:font-weight-asian="normal" style:text-emphasize="none"/>
    </style:style>
    <style:style style:name="T17" style:family="text">
      <style:text-properties officeooo:rsid="00129edb"/>
    </style:style>
    <style:style style:name="T18" style:family="text">
      <style:text-properties officeooo:rsid="001adcec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1" style:family="text">
      <style:text-properties fo:language="en" fo:country="GB" officeooo:rsid="00282a28"/>
    </style:style>
    <style:style style:name="T22" style:family="text">
      <style:text-properties fo:language="en" fo:country="GB" officeooo:rsid="002a51ab"/>
    </style:style>
    <style:style style:name="T23" style:family="text">
      <style:text-properties fo:language="en" fo:country="GB" officeooo:rsid="002f873d"/>
    </style:style>
    <style:style style:name="T24" style:family="text">
      <style:text-properties officeooo:rsid="002a51ab"/>
    </style:style>
    <style:style style:name="T25" style:family="text">
      <style:text-properties officeooo:rsid="002b957e"/>
    </style:style>
    <style:style style:name="T26" style:family="text">
      <style:text-properties officeooo:rsid="0030fd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8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5">Sort but<text:span text:style-name="T24">t</text:span>on – the items are not remain<text:span text:style-name="T26">ing</text:span> sorted at return to Home page from <text:span text:style-name="T24">Checkout </text:span><text:span text:style-name="T25">overview</text:span><text:span text:style-name="T24"> page</text:span> <text:span text:style-name="T21">with “</text:span><text:span text:style-name="T23">All Items</text:span><text:span text:style-name="T21">”</text:span><text:span text:style-name="T23"> from menu</text:span><text:span text:style-name="T21"> </text:span><text:span text:style-name="T22">button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0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1"><text:span text:style-name="T4">22</text:span><text:span text:style-name="T5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7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4"><text:span text:style-name="T19">Chrome </text:span><text:span text:style-name="T20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8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8">1</text:span></text:p>
          </table:table-cell>
        </table:table-row>
      </table:table>
      <text:p text:style-name="P1"/>
      <text:p text:style-name="P1"/>
      <text:p text:style-name="P11">Description</text:p>
      <text:p text:style-name="P24"><text:span text:style-name="T11">A</text:span><text:span text:style-name="T9">t return to Home page from </text:span><text:span text:style-name="T6">Checkout </text:span><text:span text:style-name="T7">overview </text:span><text:span text:style-name="T6">page</text:span><text:span text:style-name="T9"> </text:span><text:span text:style-name="T12">with “</text:span><text:span text:style-name="T14">All Items</text:span><text:span text:style-name="T12">” </text:span><text:span text:style-name="T14">from menu </text:span><text:span text:style-name="T13">button</text:span><text:span text:style-name="T9">, the items are not remain</text:span><text:span text:style-name="T8">ng</text:span><text:span text:style-name="T9"> sorted </text:span><text:span text:style-name="T11">by the option chosen </text:span><text:span text:style-name="T12">initially </text:span><text:span text:style-name="T10">in Home page.</text:span></text:p>
      <text:p text:style-name="P15"/>
      <text:p text:style-name="P11">Steps to reproduce</text:p>
      <text:p text:style-name="P18">1. access site www.saucedemo.com in Chrome </text:p>
      <text:p text:style-name="P22"><text:span text:style-name="T15">2. insert valid data in field “Username” </text:span><text:span text:style-name="T16">(standard_user)</text:span></text:p>
      <text:p text:style-name="P22"><text:span text:style-name="T15">3. insert valid data in field “Password” </text:span><text:span text:style-name="T16">(secret_sauce)</text:span></text:p>
      <text:p text:style-name="P19">4. press “Login” button</text:p>
      <text:p text:style-name="P19">5. choose sort by price (low to high)</text:p>
      <text:p text:style-name="P19">6. add to cart one item</text:p>
      <text:p text:style-name="P19">7. click the icon of the cart </text:p>
      <text:p text:style-name="P19">8. click “checkout” button </text:p>
      <text:p text:style-name="P19">9. insert valid data in field “First name”</text:p>
      <text:p text:style-name="P19">10. insert valid data in field “Last name”</text:p>
      <text:p text:style-name="P19">11. insert valid data in field “Zip/Postal code”</text:p>
      <text:p text:style-name="P19">12. press “continue” button</text:p>
      <text:p text:style-name="P19">13. click “cancel” button</text:p>
      <text:p text:style-name="P12"/>
      <text:p text:style-name="P11">Expected result</text:p>
      <text:p text:style-name="P17">At return to Home page the items remain sorted by <text:span text:style-name="T25">price (low to high)</text:span>.</text:p>
      <text:p text:style-name="P17"/>
      <text:p text:style-name="P17"/>
      <text:p text:style-name="P11"><text:soft-page-break/>Actual result</text:p>
      <text:p text:style-name="P16">At return to Home page the items are sorted by name (A to Z).</text:p>
      <text:p text:style-name="P10"/>
      <text:p text:style-name="P11">Notes</text:p>
      <text:p text:style-name="P13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27</meta:editing-cycles>
    <meta:creation-date>2024-02-05T18:33:00</meta:creation-date>
    <dc:date>2024-05-04T12:30:55.373000000</dc:date>
    <meta:editing-duration>PT1H38M43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44" meta:word-count="207" meta:character-count="1213" meta:non-whitespace-character-count="1041"/>
    <meta:user-defined meta:name="AppVersion">16.0000</meta:user-defined>
    <meta:template xlink:type="simple" xlink:actuate="onRequest" xlink:title="Normal" xlink:href=""/>
  </office:meta>
</office:document-meta>
</file>